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>
        <style:tab-stops>
          <style:tab-stop style:type="right" style:position="6.202in"/>
        </style:tab-stops>
      </style:paragraph-properties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-asian="Times New Roman" style:font-name-complex="Arial" fo:color="#000000" style:font-size-complex="12pt" fo:background-color="#FFFFFF"/>
    </style:style>
    <style:style style:name="P7" style:parent-style-name="Normal" style:family="paragraph">
      <style:text-properties style:font-name-asian="Times New Roman" style:font-name-complex="Arial" fo:color="#000000" style:font-size-complex="12pt" fo:background-color="#FFFFFF"/>
    </style:style>
    <style:style style:name="P8" style:parent-style-name="Normal" style:family="paragraph">
      <style:paragraph-properties>
        <style:tab-stops>
          <style:tab-stop style:type="right" style:position="6.1034in"/>
        </style:tab-stops>
      </style:paragraph-properties>
    </style:style>
    <style:style style:name="T9" style:parent-style-name="DefaultParagraphFont" style:family="text">
      <style:text-properties style:font-name-asian="Times New Roman" style:font-name-complex="Arial" fo:color="#000000" style:font-size-complex="12pt" fo:background-color="#FFFFFF"/>
    </style:style>
    <style:style style:name="T10" style:parent-style-name="DefaultParagraphFont" style:family="text">
      <style:text-properties style:font-name-asian="Times New Roman" style:font-name-complex="Arial" fo:color="#000000" style:font-size-complex="12pt" fo:background-color="#FFFFFF"/>
    </style:style>
  </office:automatic-styles>
  <office:body>
    <office:text text:use-soft-page-breaks="true">
      <text:p text:style-name="P1">HEE/NHSE Bursary Application for Postgraduate study on a<text:s/>CILIP (Chartered Institute of Library and Information Professionals)<text:s/>accredited course</text:p>
      <text:p text:style-name="P2">Bursary Applicant:</text:p>
      <text:p text:style-name="Normal">Name:</text:p>
      <text:p text:style-name="Normal">Email:</text:p>
      <text:p text:style-name="Normal">Employing Organisation:</text:p>
      <text:p text:style-name="Normal">Job title:</text:p>
      <text:p text:style-name="Normal">Banding:</text:p>
      <text:p text:style-name="Normal">University:</text:p>
      <text:p text:style-name="Normal">Name of accredited course:</text:p>
      <text:p text:style-name="Normal">Course Cost:</text:p>
      <text:p text:style-name="Normal"/>
      <text:p text:style-name="Normal">I confirm that that I have been offered a place on the above course, that I consent to sharing a copy of my health-related dissertation with HEE/NHSE and will brief the network on its content.</text:p>
      <text:p text:style-name="P3">Signed:<text:tab/>Dated:</text:p>
      <text:p text:style-name="P4"/>
      <text:p text:style-name="P5">Managerial support</text:p>
      <text:p text:style-name="Normal">Manager’s Name:</text:p>
      <text:p text:style-name="Normal">Email:</text:p>
      <text:p text:style-name="Normal">Job Title:</text:p>
      <text:p text:style-name="Normal">Employing Organisation:</text:p>
      <text:p text:style-name="Normal"/>
      <text:p text:style-name="Normal">Have you experienced any difficulties in recruiting<text:s/>qualified<text:s/>Knowledge and Library staff<text:s/>(Band 5+) roles in the last 4 years?<text:s/>Yes/No (If yes please provide a few details)</text:p>
      <text:p text:style-name="Normal"/>
      <text:p text:style-name="Normal"/>
      <text:p text:style-name="Normal">I confirm that that if successful the bursary recipient will be released to attend all<text:s/><text:span text:style-name="T6">course lectures, teaching and discussions relating to the postgraduate qualification without being expected to make up the time for the length of the bursary.</text:span></text:p>
      <text:p text:style-name="P7"/>
      <text:p text:style-name="P8"><text:span text:style-name="T9">Signed:<text:s/></text:span><text:span text:style-name="T10"><text:tab/>Dated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luidplugincopy" style:display-name="fluidplugincopy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therine Mclaren</meta:initial-creator>
    <dc:creator>Catherine Mclaren</dc:creator>
    <meta:creation-date>2023-01-04T10:31:00Z</meta:creation-date>
    <dc:date>2023-01-04T10:31:00Z</dc:date>
    <meta:template xlink:href="Normal.dotm" xlink:type="simple"/>
    <meta:editing-cycles>3</meta:editing-cycles>
    <meta:editing-duration>PT0S</meta:editing-duration>
    <meta:user-defined meta:name="ContentTypeId">0x010100FFB6C5F543A40849AD5ADACAC40473B9</meta:user-defined>
    <meta:user-defined meta:name="MediaServiceImageTags"/>
    <meta:document-statistic meta:page-count="1" meta:paragraph-count="1" meta:word-count="148" meta:character-count="996" meta:row-count="7" meta:non-whitespace-character-count="849"/>
  </office:meta>
</office:document-meta>
</file>